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5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 style:list-style-name="L4">
      <style:paragraph-properties fo:text-align="justify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  <style:style style:name="T6" style:family="text">
      <style:text-properties fo:color="#3f7f5f"/>
    </style:style>
    <style:style style:name="T7" style:family="text">
      <style:text-properties fo:color="#3f7f5f" style:text-underline-style="solid" style:text-underline-width="auto" style:text-underline-color="font-color"/>
    </style:style>
    <style:style style:name="T8" style:family="text">
      <style:text-properties fo:font-style="italic"/>
    </style:style>
    <style:style style:name="T9" style:family="text">
      <style:text-properties style:font-style-asian="italic"/>
    </style:style>
    <style:style style:name="T10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Capítulo 5</text:p>
      <text:p text:style-name="P2"/>
      <text:p text:style-name="P2"/>
      <text:p text:style-name="P19">Switch</text:p>
      <text:list xml:id="list43528690" text:style-name="L2">
        <text:list-item>
          <text:p text:style-name="P5">só pode avaliar enum (java 5+), char, byte, short, int.</text:p>
        </text:list-item>
        <text:list-item>
          <text:p text:style-name="P5">não é válido ter mais de um case com o mesmo valor</text:p>
        </text:list-item>
        <text:list-item>
          <text:p text:style-name="P6">após encontrar uma correspondência de um valor no case, todos os blocos subsequentes serão executados até encontrar uma instrução break.</text:p>
        </text:list-item>
        <text:list-item>
          <text:p text:style-name="P6">bloco default será executado toda vez que não houver correspondência de valores. A regra acima do break será aplicada para este caso da mesma maneira.</text:p>
          <text:p text:style-name="P6"/>
        </text:list-item>
      </text:list>
      <text:list xml:id="list43504474" text:style-name="L4">
        <text:list-item>
          <text:p text:style-name="P7">O teste abaixo informa o valor 642, visto que 1 foi passado ao switch. Ao testar todas as opções o JVM verifica que a única opção válida é a default pois não há correspondência de valores. Após o default, até que seja encontrado o próximo break, todas as instruções serão executadas dentro de outros cases.</text:p>
        </text:list-item>
      </text:list>
      <text:p text:style-name="P8"/>
      <text:p text:style-name="P12"><text:tab/><text:span text:style-name="T1">public</text:span> <text:span text:style-name="T1">void</text:span> testeSwitch(){</text:p>
      <text:p text:style-name="P18"><text:span text:style-name="T3"><text:tab/><text:tab/></text:span><text:span text:style-name="T2">int</text:span><text:span text:style-name="T3"> a = 1;</text:span></text:p>
      <text:p text:style-name="P17"><text:tab/><text:tab/></text:p>
      <text:p text:style-name="P18"><text:span text:style-name="T3"><text:tab/><text:tab/></text:span><text:span text:style-name="T2">switch</text:span><text:span text:style-name="T3">(a){</text:span></text:p>
      <text:p text:style-name="P18"><text:span text:style-name="T3"><text:tab/><text:tab/><text:tab/></text:span><text:span text:style-name="T2">case</text:span><text:span text:style-name="T3"> 2: </text:span></text:p>
      <text:p text:style-name="P18"><text:span text:style-name="T3"><text:tab/><text:tab/><text:tab/><text:tab/>System.</text:span><text:span text:style-name="T4">out</text:span><text:span text:style-name="T3">.print(</text:span><text:span text:style-name="T5">"2"</text:span><text:span text:style-name="T3">); </text:span></text:p>
      <text:p text:style-name="P18"><text:span text:style-name="T3"><text:tab/><text:tab/><text:tab/><text:tab/></text:span><text:span text:style-name="T2">break</text:span><text:span text:style-name="T3">;</text:span></text:p>
      <text:p text:style-name="P18"><text:span text:style-name="T3"><text:tab/><text:tab/><text:tab/></text:span><text:span text:style-name="T2">default</text:span><text:span text:style-name="T3">:</text:span></text:p>
      <text:p text:style-name="P18"><text:span text:style-name="T3"><text:tab/><text:tab/><text:tab/><text:tab/>System.</text:span><text:span text:style-name="T4">out</text:span><text:span text:style-name="T3">.print(</text:span><text:span text:style-name="T5">"6"</text:span><text:span text:style-name="T3">);</text:span></text:p>
      <text:p text:style-name="P18"><text:span text:style-name="T3"><text:tab/><text:tab/><text:tab/><text:tab/></text:span><text:span text:style-name="T6">// </text:span><text:span text:style-name="T7">nao</text:span><text:span text:style-name="T6"> </text:span><text:span text:style-name="T7">existe</text:span><text:span text:style-name="T6"> break </text:span><text:span text:style-name="T7">aqui</text:span></text:p>
      <text:p text:style-name="P18"><text:span text:style-name="T3"><text:tab/><text:tab/><text:tab/></text:span><text:span text:style-name="T2">case</text:span><text:span text:style-name="T3"> 4:</text:span></text:p>
      <text:p text:style-name="P18"><text:span text:style-name="T3"><text:tab/><text:tab/><text:tab/><text:tab/>System.</text:span><text:span text:style-name="T4">out</text:span><text:span text:style-name="T3">.print(</text:span><text:span text:style-name="T5">"4"</text:span><text:span text:style-name="T3">);</text:span></text:p>
      <text:p text:style-name="P18"><text:span text:style-name="T3"><text:tab/><text:tab/><text:tab/><text:tab/></text:span><text:span text:style-name="T6">// </text:span><text:span text:style-name="T7">nao</text:span><text:span text:style-name="T6"> </text:span><text:span text:style-name="T7">existe</text:span><text:span text:style-name="T6"> break </text:span><text:span text:style-name="T7">aqui</text:span></text:p>
      <text:p text:style-name="P18"><text:span text:style-name="T3"><text:tab/><text:tab/><text:tab/></text:span><text:span text:style-name="T2">case</text:span><text:span text:style-name="T3"> 5:</text:span></text:p>
      <text:p text:style-name="P18"><text:span text:style-name="T3"><text:tab/><text:tab/><text:tab/><text:tab/>System.</text:span><text:span text:style-name="T4">out</text:span><text:span text:style-name="T3">.print(</text:span><text:span text:style-name="T5">"5"</text:span><text:span text:style-name="T3">);</text:span></text:p>
      <text:p text:style-name="P18"><text:span text:style-name="T3"><text:tab/><text:tab/><text:tab/><text:tab/></text:span><text:span text:style-name="T2">break</text:span><text:span text:style-name="T3">;</text:span></text:p>
      <text:p text:style-name="P17"><text:tab/><text:tab/>}</text:p>
      <text:p text:style-name="P15"><text:tab/>}</text:p>
      <text:p text:style-name="P2"/>
      <text:p text:style-name="P2"/>
      <text:p text:style-name="P3">Assert</text:p>
      <text:list xml:id="list43519104" text:style-name="L1">
        <text:list-item>
          <text:p text:style-name="P9">Por default, assert é desabilitado</text:p>
        </text:list-item>
        <text:list-item>
          <text:p text:style-name="P9">Para habilitar é necessario passar para execução o argumento</text:p>
          <text:p text:style-name="P11">ea ou -enableassertions</text:p>
        </text:list-item>
      </text:list>
      <text:p text:style-name="P10"/>
      <text:list xml:id="list43614790" text:continue-numbering="true" text:style-name="L1">
        <text:list-item>
          <text:p text:style-name="P13">Lembrar que após o assert, poderá vir uma atribuição, chamada a método, uma string (vazia ou preenchida), porém NÃO PODE VIR uma declaração</text:p>
          <text:p text:style-name="P13"/>
          <text:p text:style-name="P13">// valido</text:p>
          <text:p text:style-name="P13">assert (a &gt; 3) : "A não é maior que 3. Interrupcao via assert.";</text:p>
        </text:list-item>
        <text:list-item>
          <text:p text:style-name="P13">// invalido</text:p>
          <text:p text:style-name="P13"/>
        </text:list-item>
        <text:list-item>
          <text:p text:style-name="P13"><text:s/>A partir de Java 1.4, assert tornou-se palavra-chave portanto não pode ser utilizado como nome de var, method, etc como foi inserido logo abaixo </text:p>
          <text:p text:style-name="P14">int assert = 2;</text:p>
          <text:p text:style-name="P14"/>
        </text:list-item>
        <text:list-item>
          <text:p text:style-name="P13">O uso ADEQUADO de assert é que sejam utilizados somente em metodos private.</text:p>
        </text:list-item>
      </text:list>
      <text:p text:style-name="P4"><text:tab/>Pois um método público que é chamado de forma "externa" a própria classe</text:p>
      <text:p text:style-name="P4">provavelmente não tem o conhecimento necessário sobre os argumentos corretos para serem enviados corretamente.</text:p>
      <text:p text:style-name="P4"><text:tab/>No caso de métodos públicos, deve haver um lançamento de exceção do tipo IllegalArgumentException.</text:p>
      <text:p text:style-name="P4"/>
      <text:list xml:id="list43587401" text:continue-numbering="true" text:style-name="L1">
        <text:list-item>
          <text:p text:style-name="P13"><text:soft-page-break/>Não utilizar assert para validar linhas de comando.</text:p>
        </text:list-item>
      </text:list>
      <text:p text:style-name="P4">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5M43S</meta:editing-duration>
    <meta:editing-cycles>10</meta:editing-cycles>
    <meta:generator>OpenOffice.org/3.2$Win32 OpenOffice.org_project/320m18$Build-9502</meta:generator>
    <dc:date>2013-02-03T23:45:58.24</dc:date>
    <meta:document-statistic meta:table-count="0" meta:image-count="0" meta:object-count="0" meta:page-count="2" meta:paragraph-count="41" meta:word-count="324" meta:character-count="1937"/>
    <meta:user-defined meta:name="Info 1"/>
    <meta:user-defined meta:name="Info 2"/>
    <meta:user-defined meta:name="Info 3"/>
    <meta:user-defined meta:name="Info 4"/>
  </office:meta>
</office:document-meta>
</file>